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61.99pt"/>
    </style:style>
    <style:style style:name="co3" style:family="table-column">
      <style:table-column-properties fo:break-before="auto" style:column-width="187.8pt"/>
    </style:style>
    <style:style style:name="co4" style:family="table-column">
      <style:table-column-properties fo:break-before="auto" style:column-width="69.7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26.45pt"/>
    </style:style>
    <style:style style:name="co7" style:family="table-column">
      <style:table-column-properties fo:break-before="auto" style:column-width="37.3pt"/>
    </style:style>
    <style:style style:name="co8" style:family="table-column">
      <style:table-column-properties fo:break-before="auto" style:column-width="48.1pt"/>
    </style:style>
    <style:style style:name="co9" style:family="table-column">
      <style:table-column-properties fo:break-before="auto" style:column-width="55.05pt"/>
    </style:style>
    <style:style style:name="co10" style:family="table-column">
      <style:table-column-properties fo:break-before="auto" style:column-width="87.4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127622"/>
    </style:style>
  </office:automatic-styles>
  <office:body>
    <office:spreadsheet>
      <table:calculation-settings table:automatic-find-labels="false" table:use-regular-expressions="false" table:use-wildcards="true"/>
      <table:table table:name="Wizards in Winter by Trans-Siberian Orchestra 3.06.02 WITH SONG PARTS v19a Regular Chann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avedIndex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Centisecond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Circuit</text:p>
          </table:table-cell>
          <table:table-cell office:value-type="string" calcext:value-type="string">
            <text:p>Universe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LOR Color</text:p>
          </table:table-cell>
          <table:table-cell office:value-type="string" calcext:value-type="string">
            <text:p>Web Color</text:p>
          </table:table-cell>
          <table:table-cell office:value-type="string" calcext:value-type="string">
            <text:p>Color Nam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63" calcext:value-type="float">
            <text:p>163</text:p>
          </table:table-cell>
          <table:table-cell table:style-name="Default" office:value-type="string" calcext:value-type="string">
            <text:p>_Spare (Swirlies?) [L5.11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xA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_Spare [L1.13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r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454016" calcext:value-type="float">
            <text:p>8454016</text:p>
          </table:table-cell>
          <table:table-cell office:value-type="string" calcext:value-type="string">
            <text:p>#80FF80</text:p>
          </table:table-cell>
          <table:table-cell office:value-type="string" calcext:value-type="string">
            <text:p>LightGray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7" calcext:value-type="float">
            <text:p>157</text:p>
          </table:table-cell>
          <table:table-cell table:style-name="Default" office:value-type="string" calcext:value-type="string">
            <text:p>_Spare [L2.16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xA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8" calcext:value-type="float">
            <text:p>158</text:p>
          </table:table-cell>
          <table:table-cell table:style-name="Default" office:value-type="string" calcext:value-type="string">
            <text:p>_Spare [L3.14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x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2632256" calcext:value-type="float">
            <text:p>12632256</text:p>
          </table:table-cell>
          <table:table-cell office:value-type="string" calcext:value-type="string">
            <text:p>#C0C0C0</text:p>
          </table:table-cell>
          <table:table-cell office:value-type="string" calcext:value-type="string">
            <text:p>Silver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61" calcext:value-type="float">
            <text:p>161</text:p>
          </table:table-cell>
          <table:table-cell table:style-name="Default" office:value-type="string" calcext:value-type="string">
            <text:p>_Spare [L3.15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xA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62" calcext:value-type="float">
            <text:p>162</text:p>
          </table:table-cell>
          <table:table-cell table:style-name="Default" office:value-type="string" calcext:value-type="string">
            <text:p>_Spare [L3.16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xA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79" calcext:value-type="float">
            <text:p>379</text:p>
          </table:table-cell>
          <table:table-cell table:style-name="Default" office:value-type="string" calcext:value-type="string">
            <text:p>_Spare [L4.14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x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64" calcext:value-type="float">
            <text:p>164</text:p>
          </table:table-cell>
          <table:table-cell table:style-name="Default" office:value-type="string" calcext:value-type="string">
            <text:p>_Spare [L5.09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x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hes {L} [L3.07] (Multi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x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512" calcext:value-type="float">
            <text:p>16512</text:p>
          </table:table-cell>
          <table:table-cell office:value-type="string" calcext:value-type="string">
            <text:p>#804000</text:p>
          </table:table-cell>
          <table:table-cell office:value-type="string" calcext:value-type="string">
            <text:p>SaddleBrow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shes {L} [L3.08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x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ushes {L} Low [L3.09] (Orn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x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3023" calcext:value-type="float">
            <text:p>33023</text:p>
          </table:table-cell>
          <table:table-cell office:value-type="string" calcext:value-type="string">
            <text:p>#FF8000</text:p>
          </table:table-cell>
          <table:table-cell office:value-type="string" calcext:value-type="string">
            <text:p>DarkOrang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ushes {R} [L5.01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x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ushes {R} [L5.02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x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ushes {R} [L5.03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x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hes {R} [L5.04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x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ushes {R} [L5.05] (Vio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x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711808" calcext:value-type="float">
            <text:p>16711808</text:p>
          </table:table-cell>
          <table:table-cell office:value-type="string" calcext:value-type="string">
            <text:p>#8000FF</text:p>
          </table:table-cell>
          <table:table-cell office:value-type="string" calcext:value-type="string">
            <text:p>DarkViolet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ushes {R} [L5.06] (Multi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x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5535" calcext:value-type="float">
            <text:p>65535</text:p>
          </table:table-cell>
          <table:table-cell office:value-type="string" calcext:value-type="string">
            <text:p>#FFFF00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shes {C} M5 [L4.01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x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hes {C} M5 [L4.02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x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shes {C} M5 [L4.03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x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shes {C} M5 [L4.04] (W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x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148607" calcext:value-type="float">
            <text:p>14148607</text:p>
          </table:table-cell>
          <table:table-cell office:value-type="string" calcext:value-type="string">
            <text:p>#FFE3D7</text:p>
          </table:table-cell>
          <table:table-cell office:value-type="string" calcext:value-type="string">
            <text:p>MistyRos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Bushes Driveway [L1.06] (Pink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744703" calcext:value-type="float">
            <text:p>16744703</text:p>
          </table:table-cell>
          <table:table-cell office:value-type="string" calcext:value-type="string">
            <text:p>#FF80FF</text:p>
          </table:table-cell>
          <table:table-cell office:value-type="string" calcext:value-type="string">
            <text:p>Violet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1" calcext:value-type="float">
            <text:p>151</text:p>
          </table:table-cell>
          <table:table-cell table:style-name="Default" office:value-type="string" calcext:value-type="string">
            <text:p>Bushes Driveway [L1.07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r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shes {S} Rainbow [L2.08] (ROGBV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x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2896" calcext:value-type="float">
            <text:p>32896</text:p>
          </table:table-cell>
          <table:table-cell office:value-type="string" calcext:value-type="string">
            <text:p>#808000</text:p>
          </table:table-cell>
          <table:table-cell office:value-type="string" calcext:value-type="string">
            <text:p>Oliv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andy Canes 1 [L2.01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x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ndy Canes 2 [L2.02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x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andy Canes 3 [L2.03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x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andy Canes 4 [L2.04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x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arolers Flood [U1.42 C.10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arolers Flood [U1.43 C.11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rolers Flood [U1.44 C.12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ountdown Timer (B) [L4.13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xA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Disco Balls [L1.14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r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388863" calcext:value-type="float">
            <text:p>8388863</text:p>
          </table:table-cell>
          <table:table-cell office:value-type="string" calcext:value-type="string">
            <text:p>#FF0080</text:p>
          </table:table-cell>
          <table:table-cell office:value-type="string" calcext:value-type="string">
            <text:p>DeepPink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ves Chase C9 [L1.01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ves Chase C9 [L1.02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ves Chase C9 [L1.03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aves Chase C9 [L1.04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estivus Pole Flood [U1.33 C.01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Festivus Pole Flood [U1.34 C.02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Festivus Pole Flood [U1.35 C.03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9" calcext:value-type="float">
            <text:p>139</text:p>
          </table:table-cell>
          <table:table-cell table:style-name="Default" office:value-type="string" calcext:value-type="string">
            <text:p>Garage Window 1 Dasher {Left} [L7.01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x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Garage Window 2 Dancer [L7.02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x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1" calcext:value-type="float">
            <text:p>141</text:p>
          </table:table-cell>
          <table:table-cell table:style-name="Default" office:value-type="string" calcext:value-type="string">
            <text:p>Garage Window 3 Prancer [L7.03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x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615744" calcext:value-type="float">
            <text:p>12615744</text:p>
          </table:table-cell>
          <table:table-cell office:value-type="string" calcext:value-type="string">
            <text:p>#4080C0</text:p>
          </table:table-cell>
          <table:table-cell office:value-type="string" calcext:value-type="string">
            <text:p>SteelBl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2" calcext:value-type="float">
            <text:p>142</text:p>
          </table:table-cell>
          <table:table-cell table:style-name="Default" office:value-type="string" calcext:value-type="string">
            <text:p>Garage Window 4 Vixen [L7.04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x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3" calcext:value-type="float">
            <text:p>143</text:p>
          </table:table-cell>
          <table:table-cell table:style-name="Default" office:value-type="string" calcext:value-type="string">
            <text:p>Garage Window 5 Comet [L7.05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x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4" calcext:value-type="float">
            <text:p>144</text:p>
          </table:table-cell>
          <table:table-cell table:style-name="Default" office:value-type="string" calcext:value-type="string">
            <text:p>Garage Window 6 Cupid [L7.06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x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5" calcext:value-type="float">
            <text:p>145</text:p>
          </table:table-cell>
          <table:table-cell table:style-name="Default" office:value-type="string" calcext:value-type="string">
            <text:p>Garage Window 7 Donner [L7.07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x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6" calcext:value-type="float">
            <text:p>146</text:p>
          </table:table-cell>
          <table:table-cell table:style-name="Default" office:value-type="string" calcext:value-type="string">
            <text:p>Garage Window 8 Blitzen {Right} [L7.08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x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Knight Star [U1.59 <text:s/>C.27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8404992" calcext:value-type="float">
            <text:p>8404992</text:p>
          </table:table-cell>
          <table:table-cell office:value-type="string" calcext:value-type="string">
            <text:p>#004080</text:p>
          </table:table-cell>
          <table:table-cell office:value-type="string" calcext:value-type="string">
            <text:p>Navy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Lamp Posts [L4.16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xA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5535" calcext:value-type="float">
            <text:p>65535</text:p>
          </table:table-cell>
          <table:table-cell office:value-type="string" calcext:value-type="string">
            <text:p>#FFFF00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ser Driveway [L5.08] (R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x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aser Street [L5.07] (R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x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ailboxes [L4.15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xA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3023" calcext:value-type="float">
            <text:p>33023</text:p>
          </table:table-cell>
          <table:table-cell office:value-type="string" calcext:value-type="string">
            <text:p>#FF8000</text:p>
          </table:table-cell>
          <table:table-cell office:value-type="string" calcext:value-type="string">
            <text:p>DarkOrang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anger Flood {L} [U1.36 C.04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anger Flood {L} [U1.37 C.05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anger Flood {L} [U1.38 C.06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anger Flood {R} [U1.39 C.07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anger Flood {R} [U1.40 C.08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nger Flood {R} [U1.41 C.09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ter Power High [L1.12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Black-Off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ter Power Low [L1.05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r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Black-Off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enorah [L2.07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x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Meteors 1 (W) [L7.10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x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4" calcext:value-type="float">
            <text:p>84</text:p>
          </table:table-cell>
          <table:table-cell table:style-name="Default" office:value-type="string" calcext:value-type="string">
            <text:p>Meteors 2 (W) [L7.11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xA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5" calcext:value-type="float">
            <text:p>85</text:p>
          </table:table-cell>
          <table:table-cell table:style-name="Default" office:value-type="string" calcext:value-type="string">
            <text:p>Meteors 3 (B) [L7.12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xA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6" calcext:value-type="float">
            <text:p>86</text:p>
          </table:table-cell>
          <table:table-cell table:style-name="Default" office:value-type="string" calcext:value-type="string">
            <text:p>Meteors 4 (Multi) [L7.13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xA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388863" calcext:value-type="float">
            <text:p>8388863</text:p>
          </table:table-cell>
          <table:table-cell office:value-type="string" calcext:value-type="string">
            <text:p>#FF0080</text:p>
          </table:table-cell>
          <table:table-cell office:value-type="string" calcext:value-type="string">
            <text:p>DeepPink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eace Sign [L2.06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x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#800000</text:p>
          </table:table-cell>
          <table:table-cell office:value-type="string" calcext:value-type="string">
            <text:p>Maroo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Presents [L2.12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xA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615744" calcext:value-type="float">
            <text:p>12615744</text:p>
          </table:table-cell>
          <table:table-cell office:value-type="string" calcext:value-type="string">
            <text:p>#4080C0</text:p>
          </table:table-cell>
          <table:table-cell office:value-type="string" calcext:value-type="string">
            <text:p>SteelBl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ainbow Rope Arch 1 [L4.05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x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ainbow Rope Arch 2 [L4.06] (O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x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023" calcext:value-type="float">
            <text:p>33023</text:p>
          </table:table-cell>
          <table:table-cell office:value-type="string" calcext:value-type="string">
            <text:p>#FF8000</text:p>
          </table:table-cell>
          <table:table-cell office:value-type="string" calcext:value-type="string">
            <text:p>DarkOrang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ainbow Rope Arch 3 [L4.07] (Y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x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5535" calcext:value-type="float">
            <text:p>65535</text:p>
          </table:table-cell>
          <table:table-cell office:value-type="string" calcext:value-type="string">
            <text:p>#FFFF00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ainbow Rope Arch 4 [L4.08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x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ainbow Rope Arch 5 [L4.09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x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ainbow Rope Arch 6 [L4.10] (V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x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11808" calcext:value-type="float">
            <text:p>16711808</text:p>
          </table:table-cell>
          <table:table-cell office:value-type="string" calcext:value-type="string">
            <text:p>#8000FF</text:p>
          </table:table-cell>
          <table:table-cell office:value-type="string" calcext:value-type="string">
            <text:p>DarkViolet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oof Ridgeline {L} [U1.45 C.13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Roof Ridgeline {L} [U1.46 C.14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oof Ridgeline {L} [U1.47 C.15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Roof Ridgeline {R} [U1.48 C.16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Roof Ridgeline {R} [U1.49 C.17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Roof Ridgeline {R} [U1.50 C.18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urity Lights [L1.15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r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inger: Snow Globe (Ww) [L2.13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xA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166335" calcext:value-type="float">
            <text:p>13166335</text:p>
          </table:table-cell>
          <table:table-cell office:value-type="string" calcext:value-type="string">
            <text:p>#FFE6C8</text:p>
          </table:table-cell>
          <table:table-cell office:value-type="string" calcext:value-type="string">
            <text:p>Bisq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inger: Snowman (New) [L2.15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xA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ingers: Penguins [L2.14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x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227200" calcext:value-type="float">
            <text:p>4227200</text:p>
          </table:table-cell>
          <table:table-cell office:value-type="string" calcext:value-type="string">
            <text:p>#808040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now Lake (W) [L1.11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owfall Motor [L7.22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xA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355711" calcext:value-type="float">
            <text:p>8355711</text:p>
          </table:table-cell>
          <table:table-cell office:value-type="string" calcext:value-type="string">
            <text:p>#7F7F7F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nowfall Spots [L1.16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nowflakes Projectors [L4.11] (W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xA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777088" calcext:value-type="float">
            <text:p>16777088</text:p>
          </table:table-cell>
          <table:table-cell office:value-type="string" calcext:value-type="string">
            <text:p>#80FFFF</text:p>
          </table:table-cell>
          <table:table-cell office:value-type="string" calcext:value-type="string">
            <text:p>Aquamarin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60" calcext:value-type="float">
            <text:p>160</text:p>
          </table:table-cell>
          <table:table-cell table:style-name="Default" office:value-type="string" calcext:value-type="string">
            <text:p>Spare [L3.13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xA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74" calcext:value-type="float">
            <text:p>174</text:p>
          </table:table-cell>
          <table:table-cell table:style-name="Default" office:value-type="string" calcext:value-type="string">
            <text:p>Spare Chinese 19 [U1.51 <text:s/>C.19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2615744" calcext:value-type="float">
            <text:p>12615744</text:p>
          </table:table-cell>
          <table:table-cell office:value-type="string" calcext:value-type="string">
            <text:p>#4080C0</text:p>
          </table:table-cell>
          <table:table-cell office:value-type="string" calcext:value-type="string">
            <text:p>SteelBl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75" calcext:value-type="float">
            <text:p>175</text:p>
          </table:table-cell>
          <table:table-cell table:style-name="Default" office:value-type="string" calcext:value-type="string">
            <text:p>Spare Chinese 20 [U1.52 <text:s/>C.20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2615744" calcext:value-type="float">
            <text:p>12615744</text:p>
          </table:table-cell>
          <table:table-cell office:value-type="string" calcext:value-type="string">
            <text:p>#4080C0</text:p>
          </table:table-cell>
          <table:table-cell office:value-type="string" calcext:value-type="string">
            <text:p>SteelBl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76" calcext:value-type="float">
            <text:p>176</text:p>
          </table:table-cell>
          <table:table-cell table:style-name="Default" office:value-type="string" calcext:value-type="string">
            <text:p>Spare Chinese 21 [U1.53 <text:s/>C.21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2615744" calcext:value-type="float">
            <text:p>12615744</text:p>
          </table:table-cell>
          <table:table-cell office:value-type="string" calcext:value-type="string">
            <text:p>#4080C0</text:p>
          </table:table-cell>
          <table:table-cell office:value-type="string" calcext:value-type="string">
            <text:p>SteelBl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77" calcext:value-type="float">
            <text:p>177</text:p>
          </table:table-cell>
          <table:table-cell table:style-name="Default" office:value-type="string" calcext:value-type="string">
            <text:p>Spare Chinese 26 [U1.58 <text:s/>C.26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2615744" calcext:value-type="float">
            <text:p>12615744</text:p>
          </table:table-cell>
          <table:table-cell office:value-type="string" calcext:value-type="string">
            <text:p>#4080C0</text:p>
          </table:table-cell>
          <table:table-cell office:value-type="string" calcext:value-type="string">
            <text:p>SteelBl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70" calcext:value-type="float">
            <text:p>170</text:p>
          </table:table-cell>
          <table:table-cell table:style-name="Default" office:value-type="string" calcext:value-type="string">
            <text:p>Spare CTB24.09 [L7.09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x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71" calcext:value-type="float">
            <text:p>171</text:p>
          </table:table-cell>
          <table:table-cell table:style-name="Default" office:value-type="string" calcext:value-type="string">
            <text:p>Spare CTB24.14 [L7.14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x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72" calcext:value-type="float">
            <text:p>172</text:p>
          </table:table-cell>
          <table:table-cell table:style-name="Default" office:value-type="string" calcext:value-type="string">
            <text:p>Spare CTB24.15 [L7.15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xA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69" calcext:value-type="float">
            <text:p>169</text:p>
          </table:table-cell>
          <table:table-cell table:style-name="Default" office:value-type="string" calcext:value-type="string">
            <text:p>Spare CTB24.16 [L7.16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xA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Spare CTB24.17 [L7.17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x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Spare CTB24.18 [L7.18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xA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1" calcext:value-type="float">
            <text:p>111</text:p>
          </table:table-cell>
          <table:table-cell table:style-name="Default" office:value-type="string" calcext:value-type="string">
            <text:p>Spare CTB24.19 [L7.19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xA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2" calcext:value-type="float">
            <text:p>112</text:p>
          </table:table-cell>
          <table:table-cell table:style-name="Default" office:value-type="string" calcext:value-type="string">
            <text:p>Spare CTB24.20 [L7.20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xA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68" calcext:value-type="float">
            <text:p>168</text:p>
          </table:table-cell>
          <table:table-cell table:style-name="Default" office:value-type="string" calcext:value-type="string">
            <text:p>Spare CTB24.21 [L7.21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xA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73" calcext:value-type="float">
            <text:p>173</text:p>
          </table:table-cell>
          <table:table-cell table:style-name="Default" office:value-type="string" calcext:value-type="string">
            <text:p>Spare CTB24.24 [L7.24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xA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2615744" calcext:value-type="float">
            <text:p>12615744</text:p>
          </table:table-cell>
          <table:table-cell office:value-type="string" calcext:value-type="string">
            <text:p>#4080C0</text:p>
          </table:table-cell>
          <table:table-cell office:value-type="string" calcext:value-type="string">
            <text:p>SteelBl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tar of Bethlehem (W) [L5.10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x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eetlight Laser [L7.23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xA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wirlies Candy Canes [L4.12] (R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xA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6512" calcext:value-type="float">
            <text:p>16512</text:p>
          </table:table-cell>
          <table:table-cell office:value-type="string" calcext:value-type="string">
            <text:p>#804000</text:p>
          </table:table-cell>
          <table:table-cell office:value-type="string" calcext:value-type="string">
            <text:p>SaddleBrow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wirlies Drway [L5.12] (RG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xA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6711808" calcext:value-type="float">
            <text:p>16711808</text:p>
          </table:table-cell>
          <table:table-cell office:value-type="string" calcext:value-type="string">
            <text:p>#8000FF</text:p>
          </table:table-cell>
          <table:table-cell office:value-type="string" calcext:value-type="string">
            <text:p>DarkViolet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wirlies Manger Stars [L5.15] (RW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xA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2615680" calcext:value-type="float">
            <text:p>12615680</text:p>
          </table:table-cell>
          <table:table-cell office:value-type="string" calcext:value-type="string">
            <text:p>#0080C0</text:p>
          </table:table-cell>
          <table:table-cell office:value-type="string" calcext:value-type="string">
            <text:p>DarkCya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wirlies Oak [L5.14] (RG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x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194432" calcext:value-type="float">
            <text:p>4194432</text:p>
          </table:table-cell>
          <table:table-cell office:value-type="string" calcext:value-type="string">
            <text:p>#800040</text:p>
          </table:table-cell>
          <table:table-cell office:value-type="string" calcext:value-type="string">
            <text:p>Maroo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wirlies Pine [L5.13] (G+Orn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xA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string" calcext:value-type="string">
            <text:p>#004000</text:p>
          </table:table-cell>
          <table:table-cell office:value-type="string" calcext:value-type="string">
            <text:p>DarkGree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wirlies Street [L5.16] (Multi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xA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1778119" calcext:value-type="float">
            <text:p>11778119</text:p>
          </table:table-cell>
          <table:table-cell office:value-type="string" calcext:value-type="string">
            <text:p>#47B8B3</text:p>
          </table:table-cell>
          <table:table-cell office:value-type="string" calcext:value-type="string">
            <text:p>MediumTurquois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omato Tree A1 (L} [U1.01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mato Tree A1 (L} [U1.02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mato Tree A1 (L} [U1.03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mato Tree A1 {L} [U1.04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omato Tree A2 [U1.05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mato Tree A2 [U1.06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omato Tree A2 [U1.07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mato Tree A2 [U1.08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mato Tree A3 [U1.09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omato Tree A3 [U1.10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omato Tree A3 [U1.11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omato Tree A3 [U1.12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omato Tree A4 {CL} [U1.13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omato Tree A4 {CL} [U1.14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omato Tree A4 {CL} [U1.15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omato Tree A4 {CL} [U1.16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omato Tree A5 {CR} [U1.17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omato Tree A5 {CR} [U1.18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mato Tree A5 {CR} [U1.19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omato Tree A5 {CR} [U1.20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omato Tree A6 [U1.21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omato Tree A6 [U1.22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omato Tree A6 [U1.23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mato Tree A6 [U1.24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omato Tree A7 [U1.25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omato Tree A7 [U1.26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omato Tree A7 [U1.27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omato Tree A7 [U1.28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omato Tree A8 {R} [U1.29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omato Tree A8 {R} [U1.30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omato Tree A8 {R} [U1.31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omato Tree A8 {R} [U1.32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omato Tree B1 {L} [L6.01] (V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x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711808" calcext:value-type="float">
            <text:p>16711808</text:p>
          </table:table-cell>
          <table:table-cell office:value-type="string" calcext:value-type="string">
            <text:p>#8000FF</text:p>
          </table:table-cell>
          <table:table-cell office:value-type="string" calcext:value-type="string">
            <text:p>DarkViolet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omato Tree B1 {L} [L6.02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x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omato Tree B2 [L6.03] (V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x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711808" calcext:value-type="float">
            <text:p>16711808</text:p>
          </table:table-cell>
          <table:table-cell office:value-type="string" calcext:value-type="string">
            <text:p>#8000FF</text:p>
          </table:table-cell>
          <table:table-cell office:value-type="string" calcext:value-type="string">
            <text:p>DarkViolet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omato Tree B2 [L6.04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x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omato Tree B3 [L6.05] (V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x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711808" calcext:value-type="float">
            <text:p>16711808</text:p>
          </table:table-cell>
          <table:table-cell office:value-type="string" calcext:value-type="string">
            <text:p>#8000FF</text:p>
          </table:table-cell>
          <table:table-cell office:value-type="string" calcext:value-type="string">
            <text:p>DarkViolet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omato Tree B3 [L6.06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x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omato Tree B4 {CL} [L6.07] (V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x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711808" calcext:value-type="float">
            <text:p>16711808</text:p>
          </table:table-cell>
          <table:table-cell office:value-type="string" calcext:value-type="string">
            <text:p>#8000FF</text:p>
          </table:table-cell>
          <table:table-cell office:value-type="string" calcext:value-type="string">
            <text:p>DarkViolet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omato Tree B4 {CL} [L6.08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x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omato Tree B5 {CR} [L6.09] (V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x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6711808" calcext:value-type="float">
            <text:p>16711808</text:p>
          </table:table-cell>
          <table:table-cell office:value-type="string" calcext:value-type="string">
            <text:p>#8000FF</text:p>
          </table:table-cell>
          <table:table-cell office:value-type="string" calcext:value-type="string">
            <text:p>DarkViolet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omato Tree B5 {CR} [L6.10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x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omato Tree B6 [L6.11] (V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xA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711808" calcext:value-type="float">
            <text:p>16711808</text:p>
          </table:table-cell>
          <table:table-cell office:value-type="string" calcext:value-type="string">
            <text:p>#8000FF</text:p>
          </table:table-cell>
          <table:table-cell office:value-type="string" calcext:value-type="string">
            <text:p>DarkViolet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omato Tree B6 [L6.12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xA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omato Tree B7 [L6.13] (V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xA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711808" calcext:value-type="float">
            <text:p>16711808</text:p>
          </table:table-cell>
          <table:table-cell office:value-type="string" calcext:value-type="string">
            <text:p>#8000FF</text:p>
          </table:table-cell>
          <table:table-cell office:value-type="string" calcext:value-type="string">
            <text:p>DarkViolet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omato Tree B7 [L6.14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x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omato Tree B8 {R} [L6.15] (V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xA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6711808" calcext:value-type="float">
            <text:p>16711808</text:p>
          </table:table-cell>
          <table:table-cell office:value-type="string" calcext:value-type="string">
            <text:p>#8000FF</text:p>
          </table:table-cell>
          <table:table-cell office:value-type="string" calcext:value-type="string">
            <text:p>DarkViolet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omato Tree B8 {R} [L6.16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xA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ree Big 1 (Multi) [L2.09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x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453888" calcext:value-type="float">
            <text:p>8453888</text:p>
          </table:table-cell>
          <table:table-cell office:value-type="string" calcext:value-type="string">
            <text:p>#00FF80</text:p>
          </table:table-cell>
          <table:table-cell office:value-type="string" calcext:value-type="string">
            <text:p>SpringGree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ree Big 2 (Multi) [L2.10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x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string" calcext:value-type="string">
            <text:p>#004000</text:p>
          </table:table-cell>
          <table:table-cell office:value-type="string" calcext:value-type="string">
            <text:p>DarkGree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ree Small {L} [L2.11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xA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ree Spiral 1 {L} [L3.01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x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ree Spiral 2 {F} [L3.02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x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ree Spiral 3 {R} [L3.03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x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ee Spiral 4 {B} [L3.04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x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ee Tinsel 1 {L} [L3.05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x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ree Tinsel 2 {R} [L3.06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x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7" calcext:value-type="float">
            <text:p>107</text:p>
          </table:table-cell>
          <table:table-cell table:style-name="Default" office:value-type="string" calcext:value-type="string">
            <text:p>Twinklers 1 [U1.54 <text:s/>C.22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8" calcext:value-type="float">
            <text:p>108</text:p>
          </table:table-cell>
          <table:table-cell table:style-name="Default" office:value-type="string" calcext:value-type="string">
            <text:p>Twinklers 2 [U1.55 <text:s/>C.23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9" calcext:value-type="float">
            <text:p>109</text:p>
          </table:table-cell>
          <table:table-cell table:style-name="Default" office:value-type="string" calcext:value-type="string">
            <text:p>Twinklers 3 [U1.56 <text:s/>C.24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0" calcext:value-type="float">
            <text:p>110</text:p>
          </table:table-cell>
          <table:table-cell table:style-name="Default" office:value-type="string" calcext:value-type="string">
            <text:p>Twinklers 4 [U1.57 <text:s/>C.25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UFOs {C}{T} [L3.11] (RG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xA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10816" calcext:value-type="float">
            <text:p>4210816</text:p>
          </table:table-cell>
          <table:table-cell office:value-type="string" calcext:value-type="string">
            <text:p>#804040</text:p>
          </table:table-cell>
          <table:table-cell office:value-type="string" calcext:value-type="string">
            <text:p>SaddleBrow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UFOs {L} [L3.10] (RG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x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5535" calcext:value-type="float">
            <text:p>65535</text:p>
          </table:table-cell>
          <table:table-cell office:value-type="string" calcext:value-type="string">
            <text:p>#FFFF00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UFOs {R} [L1.10] (RG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615744" calcext:value-type="float">
            <text:p>12615744</text:p>
          </table:table-cell>
          <table:table-cell office:value-type="string" calcext:value-type="string">
            <text:p>#4080C0</text:p>
          </table:table-cell>
          <table:table-cell office:value-type="string" calcext:value-type="string">
            <text:p>SteelBlu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Wreath Berries [L1.09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reath Leaves [L1.08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Yellow Snow (Yel) [L3.12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xA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5535" calcext:value-type="float">
            <text:p>65535</text:p>
          </table:table-cell>
          <table:table-cell office:value-type="string" calcext:value-type="string">
            <text:p>#FFFF00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Yule Log [L2.05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x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3023" calcext:value-type="float">
            <text:p>33023</text:p>
          </table:table-cell>
          <table:table-cell office:value-type="string" calcext:value-type="string">
            <text:p>#FF8000</text:p>
          </table:table-cell>
          <table:table-cell office:value-type="string" calcext:value-type="string">
            <text:p>DarkOrange</text:p>
          </table:table-cell>
        </table:table-row>
      </table:table>
      <table:named-expressions/>
      <table:database-ranges>
        <table:database-range table:name="__Anonymous_Sheet_DB__0" table:target-range-address="'Wizards in Winter by Trans-Siberian Orchestra 3.06.02 WITH SONG PARTS v19a Regular Channels'.A1:'Wizards in Winter by Trans-Siberian Orchestra 3.06.02 WITH SONG PARTS v19a Regular Channels'.M180">
          <table:sort>
            <table:sort-by table:field-number="2" table:data-type="automatic"/>
            <table:sort-by table:field-number="7" table:data-type="automatic"/>
            <table:sort-by table:field-number="8" table:data-type="automatic"/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09-15T17:32:05.574000000</dc:date>
    <meta:editing-duration>PT20H17M4S</meta:editing-duration>
    <meta:editing-cycles>2</meta:editing-cycles>
    <meta:generator>LibreOffice/6.3.0.4$Windows_X86_64 LibreOffice_project/057fc023c990d676a43019934386b85b21a9ee99</meta:generator>
    <meta:document-statistic meta:table-count="1" meta:cell-count="1923" meta:object-count="0"/>
  </office:meta>
</office:document-meta>
</file>